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co1" style:family="table-column">
      <style:table-column-properties fo:break-before="auto" style:column-width="0.774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0.831cm"/>
    </style:style>
    <style:style style:name="co5" style:family="table-column">
      <style:table-column-properties fo:break-before="auto" style:column-width="1.1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10_1" table:style-name="ta1">
        <table:table-column table:style-name="co1" table:default-cell-style-name="Default"/>
        <table:table-column table:style-name="co2" table:number-columns-repeated="1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8"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string" calcext:value-type="string">
            <text:p>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6" office:value-type="string" calcext:value-type="string">
            <text:p><text:s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string" calcext:value-type="string">
            <text:p><text:s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string" calcext:value-type="string">
            <text:p><text:s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string" calcext:value-type="string">
            <text:p><text:s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string" calcext:value-type="string">
            <text:p><text:s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string" calcext:value-type="string">
            <text:p><text:s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string" calcext:value-type="string">
            <text:p><text:s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string" calcext:value-type="string">
            <text:p><text:s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string" calcext:value-type="string">
            <text:p><text:s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string" calcext:value-type="string">
            <text:p><text:s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string" calcext:value-type="string">
            <text:p><text:s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string" calcext:value-type="string">
            <text:p><text:s/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string" calcext:value-type="string">
            <text:p><text:s/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string" calcext:value-type="string">
            <text:p><text:s/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2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string" calcext:value-type="string">
            <text:p><text:s/>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string" calcext:value-type="string">
            <text:p><text:s/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4" office:value-type="string" calcext:value-type="string">
            <text:p><text:s/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string" calcext:value-type="string">
            <text:p><text:s/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string" calcext:value-type="string">
            <text:p><text:s/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string" calcext:value-type="string">
            <text:p><text:s/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string" calcext:value-type="string">
            <text:p><text:s/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string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string" calcext:value-type="string">
            <text:p><text:s/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string" calcext:value-type="string">
            <text:p><text:s/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string" calcext:value-type="string">
            <text:p><text:s/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string" calcext:value-type="string">
            <text:p><text:s/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string" calcext:value-type="string">
            <text:p><text:s/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string" calcext:value-type="string">
            <text:p><text:s/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string" calcext:value-type="string">
            <text:p><text:s/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string" calcext:value-type="string">
            <text:p><text:s/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string" calcext:value-type="string">
            <text:p><text:s/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string" calcext:value-type="string">
            <text:p><text:s/>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9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7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string" calcext:value-type="string">
            <text:p><text:s/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string" calcext:value-type="string">
            <text:p><text:s/>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1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1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string" calcext:value-type="string">
            <text:p><text:s/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string" calcext:value-type="string">
            <text:p><text:s/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string" calcext:value-type="string">
            <text:p><text:s/>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9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string" calcext:value-type="string">
            <text:p><text:s/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9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string" calcext:value-type="string">
            <text:p><text:s/>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4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6" office:value-type="string" calcext:value-type="string">
            <text:p><text:s/>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5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string" calcext:value-type="string">
            <text:p><text:s/>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string" calcext:value-type="string">
            <text:p><text:s/>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string" calcext:value-type="string">
            <text:p><text:s/>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string" calcext:value-type="string">
            <text:p>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string" calcext:value-type="string">
            <text:p><text:s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31" office:value-type="string" calcext:value-type="string">
            <text:p><text:s/>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31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Ope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7T11:54:26.217514179</dc:date>
    <meta:editing-duration>PT13M57S</meta:editing-duration>
    <meta:editing-cycles>1</meta:editing-cycles>
    <meta:generator>LibreOffice/7.4.4.2$Linux_X86_64 LibreOffice_project/40$Build-2</meta:generator>
    <meta:document-statistic meta:table-count="1" meta:cell-count="17423" meta:object-count="0"/>
  </office:meta>
</office:document-meta>
</file>